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5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opacity-name="Transparency_20_1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textarea-horizontal-align="center" draw:textarea-vertical-align="middle"/>
    </style:style>
    <style:style style:name="gr8" style:family="graphic" style:parent-style-name="standard">
      <style:graphic-properties draw:fill="solid" draw:fill-color="#cccc00" draw:textarea-horizontal-align="center" draw:textarea-vertical-align="middle"/>
    </style:style>
    <style:style style:name="gr9" style:family="graphic" style:parent-style-name="standard">
      <style:graphic-properties draw:fill="solid" draw:fill-color="#94bd5e" draw:textarea-horizontal-align="center" draw:textarea-vertical-align="middle"/>
    </style:style>
    <style:style style:name="gr10" style:family="graphic" style:parent-style-name="standard">
      <style:graphic-properties draw:fill="solid" draw:fill-color="#47b8b8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center" draw:textarea-vertical-align="middle"/>
    </style:style>
    <style:style style:name="gr13" style:family="graphic" style:parent-style-name="standard">
      <style:graphic-properties draw:fill="solid" draw:fill-color="#00cccc" draw:textarea-horizontal-align="center" draw:textarea-vertical-align="middle"/>
    </style:style>
    <style:style style:name="gr14" style:family="graphic" style:parent-style-name="standard">
      <style:graphic-properties draw:fill="solid" draw:fill-color="#94bd5e" draw:textarea-horizontal-align="center" draw:textarea-vertical-align="middle"/>
    </style:style>
    <style:style style:name="gr15" style:family="graphic" style:parent-style-name="standard">
      <style:graphic-properties draw:fill="solid" draw:fill-color="#b3b300" draw:textarea-horizontal-align="center" draw:textarea-vertical-align="middle"/>
    </style:style>
    <style:style style:name="gr16" style:family="graphic" style:parent-style-name="standard">
      <style:graphic-properties draw:fill="solid" draw:fill-color="#ccccff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9" style:family="graphic" style:parent-style-name="standard">
      <style:graphic-properties draw:fill="solid" draw:fill-color="#00b8ff" draw:textarea-horizontal-align="center" draw:textarea-vertical-align="middle"/>
    </style:style>
    <style:style style:name="gr20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8pt" fo:font-weight="bold" style:font-size-asian="7pt" style:font-weight-asian="bold" style:font-size-complex="7pt" style:font-weight-complex="bold"/>
    </style:style>
    <style:style style:name="P6" style:family="paragraph">
      <style:paragraph-properties fo:text-align="center"/>
      <style:text-properties fo:font-size="7pt" style:font-size-asian="18pt" style:font-size-complex="18pt"/>
    </style:style>
    <style:style style:name="P7" style:family="paragraph">
      <style:paragraph-properties fo:text-align="center"/>
      <style:text-properties fo:font-size="5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5pt" fo:font-weight="normal" style:font-size-asian="18pt" style:font-weight-asian="normal" style:font-size-complex="1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7pt" style:font-weight-asian="bold" style:font-size-complex="7pt" style:font-weight-complex="bold"/>
    </style:style>
    <style:style style:name="T7" style:family="text">
      <style:text-properties fo:font-size="7pt" style:font-size-asian="18pt" style:font-size-complex="18pt"/>
    </style:style>
    <style:style style:name="T8" style:family="text">
      <style:text-properties fo:font-size="5pt" fo:font-weight="bold" style:font-size-asian="18pt" style:font-weight-asian="bold" style:font-size-complex="18pt" style:font-weight-complex="bold"/>
    </style:style>
    <style:style style:name="T9" style:family="text">
      <style:text-properties fo:font-size="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id="id1">
          <draw:path draw:style-name="gr1" draw:text-style-name="P1" draw:layer="layout" svg:width="2.068cm" svg:height="2.501cm" svg:x="9.114cm" svg:y="2.935cm" svg:viewBox="0 0 2069 2502" svg:d="m0 2318v-2318h2069v2318 0 1c0 101-463 183-1034 183s-1035-82-1035-183z">
            <text:p/>
          </draw:path>
          <draw:ellipse draw:style-name="gr1" draw:text-style-name="P1" draw:layer="layout" svg:width="2.069cm" svg:height="0.367cm" svg:x="9.114cm" svg:y="2.752cm">
            <text:p/>
          </draw:ellipse>
        </draw:g>
        <draw:frame draw:style-name="gr2" draw:text-style-name="P2" draw:layer="layout" svg:width="1.577cm" svg:height="0.53cm" svg:x="9.377cm" svg:y="2.684cm">
          <draw:text-box>
            <text:p><text:span text:style-name="T1">DataBase</text:span></text:p>
          </draw:text-box>
        </draw:frame>
        <draw:g draw:id="id2">
          <draw:ellipse draw:style-name="gr3" draw:text-style-name="P1" draw:layer="layout" svg:width="0.502cm" svg:height="0.511cm" svg:x="15.168cm" svg:y="2.924cm">
            <text:p/>
          </draw:ellipse>
          <draw:line draw:style-name="gr1" draw:text-style-name="P1" draw:layer="layout" svg:x1="15.419cm" svg:y1="3.435cm" svg:x2="15.419cm" svg:y2="4.219cm">
            <text:p/>
          </draw:line>
          <draw:line draw:style-name="gr1" draw:text-style-name="P1" draw:layer="layout" svg:x1="14.976cm" svg:y1="3.683cm" svg:x2="15.862cm" svg:y2="3.683cm">
            <text:p/>
          </draw:line>
          <draw:line draw:style-name="gr1" draw:text-style-name="P1" draw:layer="layout" svg:x1="14.984cm" svg:y1="4.649cm" svg:x2="15.419cm" svg:y2="4.219cm">
            <text:p/>
          </draw:line>
          <draw:line draw:style-name="gr4" draw:text-style-name="P1" draw:layer="layout" svg:x1="15.854cm" svg:y1="4.649cm" svg:x2="15.419cm" svg:y2="4.219cm">
            <text:p/>
          </draw:line>
        </draw:g>
        <draw:frame draw:style-name="gr5" draw:text-style-name="P2" draw:layer="layout" svg:width="1.78cm" svg:height="0.53cm" svg:x="14.529cm" svg:y="4.58cm">
          <draw:text-box>
            <text:p><text:span text:style-name="T1">KPI Service</text:span></text:p>
          </draw:text-box>
        </draw:frame>
        <draw:g draw:id="id4">
          <draw:ellipse draw:style-name="gr3" draw:text-style-name="P1" draw:layer="layout" svg:width="0.502cm" svg:height="0.511cm" svg:x="4.95cm" svg:y="9.081cm">
            <text:p/>
          </draw:ellipse>
          <draw:line draw:style-name="gr1" draw:text-style-name="P1" draw:layer="layout" svg:x1="5.201cm" svg:y1="9.592cm" svg:x2="5.201cm" svg:y2="10.376cm">
            <text:p/>
          </draw:line>
          <draw:line draw:style-name="gr1" draw:text-style-name="P1" draw:layer="layout" svg:x1="4.758cm" svg:y1="9.84cm" svg:x2="5.644cm" svg:y2="9.84cm">
            <text:p/>
          </draw:line>
          <draw:line draw:style-name="gr1" draw:text-style-name="P1" draw:layer="layout" svg:x1="4.766cm" svg:y1="10.806cm" svg:x2="5.201cm" svg:y2="10.376cm">
            <text:p/>
          </draw:line>
          <draw:line draw:style-name="gr4" draw:text-style-name="P1" draw:layer="layout" svg:x1="5.636cm" svg:y1="10.806cm" svg:x2="5.201cm" svg:y2="10.376cm">
            <text:p/>
          </draw:line>
        </draw:g>
        <draw:frame draw:style-name="gr5" draw:text-style-name="P2" draw:layer="layout" svg:width="1.201cm" svg:height="0.53cm" svg:x="4.601cm" svg:y="10.632cm">
          <draw:text-box>
            <text:p><text:span text:style-name="T1">Admin</text:span></text:p>
          </draw:text-box>
        </draw:frame>
        <draw:g draw:id="id3">
          <draw:ellipse draw:style-name="gr3" draw:text-style-name="P1" draw:layer="layout" svg:width="0.502cm" svg:height="0.511cm" svg:x="16.377cm" svg:y="9.415cm">
            <text:p/>
          </draw:ellipse>
          <draw:line draw:style-name="gr1" draw:text-style-name="P1" draw:layer="layout" svg:x1="16.628cm" svg:y1="9.926cm" svg:x2="16.628cm" svg:y2="10.71cm">
            <text:p/>
          </draw:line>
          <draw:line draw:style-name="gr1" draw:text-style-name="P1" draw:layer="layout" svg:x1="16.185cm" svg:y1="10.174cm" svg:x2="17.071cm" svg:y2="10.174cm">
            <text:p/>
          </draw:line>
          <draw:line draw:style-name="gr1" draw:text-style-name="P1" draw:layer="layout" svg:x1="16.193cm" svg:y1="11.14cm" svg:x2="16.628cm" svg:y2="10.71cm">
            <text:p/>
          </draw:line>
          <draw:line draw:style-name="gr4" draw:text-style-name="P1" draw:layer="layout" svg:x1="17.063cm" svg:y1="11.14cm" svg:x2="16.628cm" svg:y2="10.71cm">
            <text:p/>
          </draw:line>
        </draw:g>
        <draw:frame draw:style-name="gr5" draw:text-style-name="P2" draw:layer="layout" svg:width="1.247cm" svg:height="0.53cm" svg:x="16.005cm" svg:y="10.996cm">
          <draw:text-box>
            <text:p><text:span text:style-name="T1">Jobber</text:span></text:p>
          </draw:text-box>
        </draw:frame>
        <draw:connector draw:style-name="gr6" draw:text-style-name="P3" draw:layer="layout" draw:type="line" svg:x1="11.183cm" svg:y1="4.094cm" svg:x2="14.976cm" svg:y2="3.786cm" draw:start-shape="id1" draw:start-glue-point="1" draw:end-shape="id2" draw:end-glue-point="3" svg:d="m11183 4094 3793-308">
          <text:p/>
        </draw:connector>
        <draw:connector draw:style-name="gr7" draw:text-style-name="P3" draw:layer="layout" draw:type="line" svg:x1="16.185cm" svg:y1="10.277cm" svg:x2="10.148cm" svg:y2="5.437cm" draw:start-shape="id3" draw:start-glue-point="3" draw:end-shape="id1" draw:end-glue-point="2" svg:d="m16185 10277-6037-4840">
          <text:p/>
        </draw:connector>
        <draw:connector draw:style-name="gr7" draw:text-style-name="P3" draw:layer="layout" draw:type="line" svg:x1="5.644cm" svg:y1="9.943cm" svg:x2="10.148cm" svg:y2="5.437cm" draw:start-shape="id4" draw:start-glue-point="1" draw:end-shape="id1" draw:end-glue-point="2" svg:d="m5644 9943 4504-4506">
          <text:p/>
        </draw:connector>
        <draw:rect draw:style-name="gr8" draw:text-style-name="P3" draw:layer="layout" svg:width="7.42cm" svg:height="0.358cm" svg:x="6.43cm" svg:y="6.57cm">
          <text:p text:style-name="P1"><text:span text:style-name="T1">HTTP</text:span></text:p>
        </draw:rect>
        <draw:rect draw:style-name="gr9" draw:text-style-name="P3" draw:layer="layout" svg:width="7.42cm" svg:height="0.558cm" svg:x="6.43cm" svg:y="6.928cm">
          <text:p text:style-name="P1"><text:span text:style-name="T1">XFire + Xstream</text:span></text:p>
        </draw:rect>
        <draw:rect draw:style-name="gr10" draw:text-style-name="P3" draw:layer="layout" svg:width="7.42cm" svg:height="0.558cm" svg:x="6.43cm" svg:y="6.012cm">
          <text:p text:style-name="P1"><text:span text:style-name="T1">Web Serivces</text:span></text:p>
        </draw:rect>
        <draw:rect draw:style-name="gr11" draw:text-style-name="P3" draw:layer="layout" svg:width="2.509cm" svg:height="0.899cm" svg:x="13.491cm" svg:y="8.516cm">
          <text:p text:style-name="P1"><text:span text:style-name="T1">WEB Start</text:span></text:p>
          <text:p text:style-name="P1"><text:span text:style-name="T1">J2SE</text:span></text:p>
        </draw:rect>
        <draw:rect draw:style-name="gr11" draw:text-style-name="P3" draw:layer="layout" svg:width="2.509cm" svg:height="0.899cm" svg:x="5.792cm" svg:y="8.517cm">
          <text:p text:style-name="P1"><text:span text:style-name="T1">WEB Start</text:span></text:p>
          <text:p text:style-name="P1"><text:span text:style-name="T1">J2SE</text:span></text:p>
        </draw:rect>
        <draw:frame draw:style-name="gr5" draw:text-style-name="P2" draw:layer="layout" svg:width="11.853cm" svg:height="5.019cm" svg:x="5.058cm" svg:y="12.247cm">
          <draw:text-box>
            <text:p><text:span text:style-name="T2">DataBase - </text:span><text:span text:style-name="T3">ресурс в сети, который обеспечивает поддержку функций Admin и Jobber</text:span></text:p>
            <text:p><text:span text:style-name="T3"><text:tab/></text:span><text:span text:style-name="T3">- содержит прайс</text:span></text:p>
            <text:p><text:span text:style-name="T3"><text:tab/></text:span><text:span text:style-name="T3">- содержит оптовиков</text:span></text:p>
            <text:p><text:span text:style-name="T3"><text:tab/></text:span><text:span text:style-name="T3">- содержит заказы этих оптовиков</text:span></text:p>
            <text:p><text:span text:style-name="T3"/></text:p>
            <text:p><text:span text:style-name="T3"><text:tab/></text:span></text:p>
            <text:p><text:span text:style-name="T2">KPI Service - </text:span><text:span text:style-name="T3">HTTP ресурс, который содержит файл XLS - место хранения прайса</text:span></text:p>
            <text:p><text:span text:style-name="T2"/></text:p>
            <text:p><text:span text:style-name="T2">Admin</text:span><text:span text:style-name="T1"> - Администратор системы, который имеет следующий функционал:</text:span></text:p>
            <text:p><text:span text:style-name="T1"><text:tab/></text:span><text:span text:style-name="T1">- возможность обновления прайса в базе данных ( команда на скачивание с KPI Service)</text:span></text:p>
            <text:p><text:span text:style-name="T1"><text:tab/></text:span><text:span text:style-name="T1">- просмотр заказов за определнные периоды, которые поступили от оптовиков </text:span></text:p>
            <text:p><text:span text:style-name="T1"><text:tab/></text:span><text:span text:style-name="T1">- получение заказов от клиентов, которые они отправили</text:span></text:p>
            <text:p><text:span text:style-name="T1"/></text:p>
            <text:p><text:span text:style-name="T2">Jobber </text:span><text:span text:style-name="T1">- оптовик, который имеет следующий функционал </text:span></text:p>
            <text:p><text:span text:style-name="T1"><text:tab/></text:span><text:span text:style-name="T1">- просмотр прайс-листа из базы данных</text:span></text:p>
            <text:p><text:span text:style-name="T1"><text:tab/></text:span><text:span text:style-name="T1">- заказ отдельных позиций посредством формирования заказа</text:span></text:p>
            <text:p><text:span text:style-name="T1"><text:tab/></text:span><text:span text:style-name="T1">- настройка оповещения о полученном товаре</text:span></text:p>
          </draw:text-box>
        </draw:frame>
      </draw:page>
      <draw:page draw:name="page2" draw:style-name="dp1" draw:master-page-name="Обычный">
        <draw:rect draw:style-name="gr12" draw:text-style-name="P4" draw:layer="layout" svg:width="13.461cm" svg:height="1cm" svg:x="4.382cm" svg:y="0cm">
          <text:p text:style-name="P1"><text:span text:style-name="T4">Database</text:span></text:p>
        </draw:rect>
        <draw:frame draw:style-name="gr5" draw:text-style-name="P2" draw:layer="layout" svg:width="5.345cm" svg:height="1.387cm" svg:x="3.158cm" svg:y="2.446cm">
          <draw:text-box>
            <text:p><text:span text:style-name="T5">List</text:span><text:span text:style-name="T1"> - полный список товаров с KPI Service</text:span></text:p>
            <text:p><text:span text:style-name="T2">Jobber</text:span><text:span text:style-name="T1"> - оптовики</text:span></text:p>
            <text:p><text:span text:style-name="T2">Jobber_order </text:span><text:span text:style-name="T1">- заказы по оптовикам</text:span></text:p>
            <text:p><text:span text:style-name="T2">Orders</text:span><text:span text:style-name="T1"> - заказы</text:span></text:p>
          </draw:text-box>
        </draw:frame>
      </draw:page>
      <draw:page draw:name="page3" draw:style-name="dp1" draw:master-page-name="Обычный">
        <draw:rect draw:style-name="gr1" draw:text-style-name="P3" draw:id="id17" draw:layer="layout" svg:width="5.626cm" svg:height="2.029cm" svg:x="7.549cm" svg:y="2.389cm">
          <text:p/>
        </draw:rect>
        <draw:rect draw:style-name="gr12" draw:text-style-name="P4" draw:layer="layout" svg:width="13.461cm" svg:height="1cm" svg:x="4.381cm" svg:y="0cm">
          <text:p text:style-name="P1"><text:span text:style-name="T4">Приложение для оптовиков</text:span></text:p>
        </draw:rect>
        <draw:rect draw:style-name="gr13" draw:text-style-name="P5" draw:layer="layout" svg:width="5.626cm" svg:height="0.863cm" svg:x="7.549cm" svg:y="1.526cm">
          <text:p text:style-name="P1"><text:span text:style-name="T6">Enter for Jobber</text:span></text:p>
        </draw:rect>
        <draw:rect draw:style-name="gr9" draw:text-style-name="P3" draw:layer="layout" svg:width="3.801cm" svg:height="0.462cm" svg:x="8.603cm" svg:y="2.723cm">
          <text:p text:style-name="P1"><text:span text:style-name="T1">Login</text:span></text:p>
        </draw:rect>
        <draw:rect draw:style-name="gr9" draw:text-style-name="P3" draw:layer="layout" svg:width="3.801cm" svg:height="0.462cm" svg:x="8.604cm" svg:y="3.423cm">
          <text:p text:style-name="P1"><text:span text:style-name="T1">Password</text:span></text:p>
        </draw:rect>
        <draw:rect draw:style-name="gr1" draw:text-style-name="P3" draw:layer="layout" svg:width="9.376cm" svg:height="4.54cm" svg:x="3.949cm" svg:y="12.798cm">
          <text:p/>
        </draw:rect>
        <draw:rect draw:style-name="gr13" draw:text-style-name="P5" draw:layer="layout" svg:width="9.376cm" svg:height="0.863cm" svg:x="3.949cm" svg:y="11.935cm">
          <text:p text:style-name="P1"><text:span text:style-name="T6">Enter for Jobber</text:span></text:p>
        </draw:rect>
        <draw:rect draw:style-name="gr14" draw:text-style-name="P3" draw:id="id13" draw:layer="layout" svg:width="2.543cm" svg:height="3.853cm" svg:x="4.129cm" svg:y="13.151cm">
          <text:p/>
        </draw:rect>
        <draw:rect draw:style-name="gr14" draw:text-style-name="P3" draw:id="id6" draw:layer="layout" svg:width="3.059cm" svg:height="3.853cm" svg:x="7.03cm" svg:y="13.152cm">
          <text:p/>
        </draw:rect>
        <draw:rect draw:style-name="gr14" draw:text-style-name="P3" draw:id="id10" draw:layer="layout" svg:width="2.709cm" svg:height="3.853cm" svg:x="10.431cm" svg:y="13.153cm">
          <text:p/>
        </draw:rect>
        <draw:rect draw:style-name="gr15" draw:text-style-name="P6" draw:layer="layout" svg:width="2.543cm" svg:height="0.5cm" svg:x="4.129cm" svg:y="13.151cm">
          <text:p text:style-name="P1"><text:span text:style-name="T7">SectionTree</text:span></text:p>
        </draw:rect>
        <draw:rect draw:style-name="gr15" draw:text-style-name="P6" draw:layer="layout" svg:width="3.059cm" svg:height="0.5cm" svg:x="7.03cm" svg:y="13.151cm">
          <text:p text:style-name="P1"><text:span text:style-name="T7">List View</text:span></text:p>
        </draw:rect>
        <draw:rect draw:style-name="gr15" draw:text-style-name="P6" draw:layer="layout" svg:width="2.709cm" svg:height="0.5cm" svg:x="10.431cm" svg:y="13.151cm">
          <text:p text:style-name="P1"><text:span text:style-name="T7">Order List</text:span></text:p>
        </draw:rect>
        <draw:rect draw:style-name="gr16" draw:text-style-name="P3" draw:id="id5" draw:layer="layout" svg:width="2.168cm" svg:height="0.686cm" svg:x="4.336cm" svg:y="16.089cm">
          <text:p text:style-name="P1"><text:span text:style-name="T1">NotifySectionTree</text:span></text:p>
        </draw:rect>
        <draw:rect draw:style-name="gr16" draw:text-style-name="P3" draw:id="id9" draw:layer="layout" svg:width="2.168cm" svg:height="0.686cm" svg:x="7.536cm" svg:y="16.089cm">
          <text:p text:style-name="P1"><text:span text:style-name="T1">AddOrder</text:span></text:p>
        </draw:rect>
        <draw:connector draw:style-name="gr17" draw:text-style-name="P3" draw:id="id7" draw:layer="layout" draw:type="curve" svg:x1="5.42cm" svg:y1="16.775cm" svg:x2="8.559cm" svg:y2="17.005cm" draw:start-shape="id5" draw:start-glue-point="2" draw:end-shape="id6" draw:end-glue-point="2" svg:d="m5420 16775c0 1096 3139 981 3139 230">
          <text:p/>
        </draw:connector>
        <draw:rect draw:style-name="gr16" draw:text-style-name="P3" draw:layer="layout" svg:width="2.168cm" svg:height="0.686cm" svg:x="10.736cm" svg:y="14.489cm">
          <text:p text:style-name="P1"><text:span text:style-name="T1">RemoveOrder</text:span></text:p>
        </draw:rect>
        <draw:rect draw:style-name="gr16" draw:text-style-name="P3" draw:layer="layout" svg:width="2.168cm" svg:height="0.686cm" svg:x="10.736cm" svg:y="15.289cm">
          <text:p text:style-name="P1"><text:span text:style-name="T1">EditQuantity</text:span></text:p>
        </draw:rect>
        <draw:rect draw:style-name="gr16" draw:text-style-name="P3" draw:layer="layout" svg:width="2.168cm" svg:height="0.686cm" svg:x="10.736cm" svg:y="16.089cm">
          <text:p text:style-name="P1"><text:span text:style-name="T1">SendOrder</text:span></text:p>
        </draw:rect>
        <draw:rect draw:style-name="gr8" draw:text-style-name="P7" draw:id="id8" draw:layer="layout" svg:width="2.702cm" svg:height="0.28cm" svg:x="4.71cm" svg:y="18.877cm">
          <text:p text:style-name="P1"><text:span text:style-name="T8">SectionChanged</text:span></text:p>
        </draw:rect>
        <draw:connector draw:style-name="gr18" draw:text-style-name="P1" draw:layer="layout" draw:type="line" svg:x1="6.989cm" svg:y1="17.583cm" svg:x2="6.061cm" svg:y2="18.877cm" draw:start-shape="id7" draw:start-glue-point="0" draw:end-shape="id8" draw:end-glue-point="0" svg:d="m6989 17583-928 1294">
          <text:p/>
        </draw:connector>
        <draw:connector draw:style-name="gr17" draw:text-style-name="P1" draw:id="id11" draw:layer="layout" draw:type="curve" svg:x1="8.62cm" svg:y1="16.775cm" svg:x2="11.785cm" svg:y2="17.006cm" draw:start-shape="id9" draw:start-glue-point="2" draw:end-shape="id10" svg:d="m8620 16775c0 1098 3165 982 3165 231">
          <text:p/>
        </draw:connector>
        <draw:rect draw:style-name="gr8" draw:text-style-name="P7" draw:id="id12" draw:layer="layout" svg:width="2.702cm" svg:height="0.28cm" svg:x="8.372cm" svg:y="18.682cm">
          <text:p text:style-name="P1"><text:span text:style-name="T8">AddRowElement</text:span></text:p>
        </draw:rect>
        <draw:connector draw:style-name="gr18" draw:text-style-name="P1" draw:layer="layout" draw:type="line" svg:x1="10.202cm" svg:y1="17.585cm" svg:x2="9.723cm" svg:y2="18.682cm" draw:start-shape="id11" draw:start-glue-point="0" draw:end-shape="id12" svg:d="m10202 17585-479 1097">
          <text:p/>
        </draw:connector>
        <draw:rect draw:style-name="gr19" draw:text-style-name="P8" draw:id="id14" draw:layer="layout" svg:width="1.655cm" svg:height="0.28cm" svg:x="1.299cm" svg:y="15.459cm">
          <text:p text:style-name="P1"><text:span text:style-name="T9">SectionLoader</text:span></text:p>
        </draw:rect>
        <draw:connector draw:style-name="gr20" draw:text-style-name="P1" draw:layer="layout" draw:type="line" svg:x1="4.129cm" svg:y1="15.077cm" svg:x2="2.954cm" svg:y2="15.599cm" draw:start-shape="id13" draw:start-glue-point="3" draw:end-shape="id14" draw:end-glue-point="1" svg:d="m4129 15077-1175 522">
          <text:p/>
        </draw:connector>
        <draw:rect draw:style-name="gr19" draw:text-style-name="P8" draw:id="id15" draw:layer="layout" svg:width="1.655cm" svg:height="0.28cm" svg:x="1.3cm" svg:y="14.522cm">
          <text:p text:style-name="P1"><text:span text:style-name="T9">ElementsLoader</text:span></text:p>
        </draw:rect>
        <draw:connector draw:style-name="gr20" draw:text-style-name="P1" draw:layer="layout" draw:type="line" svg:x1="7.03cm" svg:y1="15.078cm" svg:x2="2.955cm" svg:y2="14.662cm" draw:start-shape="id6" draw:start-glue-point="3" draw:end-shape="id15" draw:end-glue-point="1" svg:d="m7030 15078-4075-416">
          <text:p/>
        </draw:connector>
        <draw:rect draw:style-name="gr19" draw:text-style-name="P8" draw:id="id16" draw:layer="layout" svg:width="1.655cm" svg:height="0.28cm" svg:x="1.301cm" svg:y="13.722cm">
          <text:p text:style-name="P1"><text:span text:style-name="T9">OrderListSave</text:span></text:p>
        </draw:rect>
        <draw:connector draw:style-name="gr20" draw:text-style-name="P1" draw:layer="layout" draw:type="line" svg:x1="10.431cm" svg:y1="15.079cm" svg:x2="2.956cm" svg:y2="13.862cm" draw:start-shape="id10" draw:end-shape="id16" draw:end-glue-point="1" svg:d="m10431 15079-7475-1217">
          <text:p/>
        </draw:connector>
        <draw:rect draw:style-name="gr19" draw:text-style-name="P8" draw:id="id18" draw:layer="layout" svg:width="1.655cm" svg:height="0.28cm" svg:x="4.002cm" svg:y="2.613cm">
          <text:p text:style-name="P1"><text:span text:style-name="T9">LoginValidator</text:span></text:p>
        </draw:rect>
        <draw:connector draw:style-name="gr20" draw:text-style-name="P1" draw:layer="layout" draw:type="line" svg:x1="7.549cm" svg:y1="3.403cm" svg:x2="5.657cm" svg:y2="2.753cm" draw:start-shape="id17" draw:end-shape="id18" draw:end-glue-point="1" svg:d="m7549 3403-1892-650">
          <text:p/>
        </draw:connector>
        <draw:rect draw:style-name="gr1" draw:text-style-name="P3" draw:layer="layout" svg:width="5.626cm" svg:height="2.029cm" svg:x="7.549cm" svg:y="5.989cm">
          <text:p/>
        </draw:rect>
        <draw:rect draw:style-name="gr13" draw:text-style-name="P5" draw:layer="layout" svg:width="5.626cm" svg:height="0.863cm" svg:x="7.549cm" svg:y="5.126cm">
          <text:p text:style-name="P1"><text:span text:style-name="T6">Choice action</text:span></text:p>
        </draw:rect>
        <draw:rect draw:style-name="gr9" draw:text-style-name="P3" draw:layer="layout" svg:width="3.801cm" svg:height="0.462cm" svg:x="8.603cm" svg:y="6.323cm">
          <text:p text:style-name="P1"><text:span text:style-name="T1">Order</text:span></text:p>
        </draw:rect>
        <draw:rect draw:style-name="gr9" draw:text-style-name="P3" draw:layer="layout" svg:width="3.801cm" svg:height="0.462cm" svg:x="8.604cm" svg:y="7.023cm">
          <text:p text:style-name="P1"><text:span text:style-name="T1">History of order</text:span></text:p>
        </draw:rect>
        <draw:rect draw:style-name="gr1" draw:text-style-name="P3" draw:layer="layout" svg:width="5.626cm" svg:height="2.029cm" svg:x="4.549cm" svg:y="9.289cm">
          <text:p/>
        </draw:rect>
        <draw:rect draw:style-name="gr13" draw:text-style-name="P5" draw:layer="layout" svg:width="5.626cm" svg:height="0.863cm" svg:x="4.549cm" svg:y="8.426cm">
          <text:p text:style-name="P1"><text:span text:style-name="T6">Choice Currency</text:span></text:p>
        </draw:rect>
        <draw:rect draw:style-name="gr9" draw:text-style-name="P3" draw:id="id19" draw:layer="layout" svg:width="3.801cm" svg:height="0.462cm" svg:x="5.603cm" svg:y="9.623cm">
          <text:p text:style-name="P1"><text:span text:style-name="T1">USD</text:span></text:p>
        </draw:rect>
        <draw:rect draw:style-name="gr9" draw:text-style-name="P3" draw:layer="layout" svg:width="3.801cm" svg:height="0.462cm" svg:x="5.604cm" svg:y="10.323cm">
          <text:p text:style-name="P1"><text:span text:style-name="T1">Hrn</text:span></text:p>
        </draw:rect>
        <draw:rect draw:style-name="gr19" draw:text-style-name="P8" draw:id="id20" draw:layer="layout" svg:width="1.655cm" svg:height="0.28cm" svg:x="1.577cm" svg:y="9.589cm">
          <text:p text:style-name="P1"><text:span text:style-name="T9">CurrencyValue</text:span></text:p>
        </draw:rect>
        <draw:connector draw:style-name="gr20" draw:text-style-name="P1" draw:layer="layout" draw:type="line" svg:x1="5.603cm" svg:y1="9.854cm" svg:x2="3.232cm" svg:y2="9.729cm" draw:start-shape="id19" draw:start-glue-point="3" draw:end-shape="id20" draw:end-glue-point="1" svg:d="m5603 9854-2371-125">
          <text:p/>
        </draw:connector>
        <draw:connector draw:style-name="gr20" draw:text-style-name="P1" draw:layer="layout" draw:type="line" svg:x1="10.432cm" svg:y1="15.08cm" svg:x2="2.929cm" svg:y2="12.956cm" draw:end-shape="id21" draw:end-glue-point="1" svg:d="m10432 15080-7503-2124">
          <text:p/>
        </draw:connector>
        <draw:rect draw:style-name="gr19" draw:text-style-name="P8" draw:id="id21" draw:layer="layout" svg:width="1.655cm" svg:height="0.28cm" svg:x="1.274cm" svg:y="12.816cm">
          <text:p text:style-name="P1"><text:span text:style-name="T9">CurrencyValue</text:span></text:p>
        </draw:rect>
        <draw:rect draw:style-name="gr1" draw:text-style-name="P3" draw:layer="layout" svg:width="5.626cm" svg:height="3.001cm" svg:x="14.049cm" svg:y="9.289cm">
          <text:p/>
        </draw:rect>
        <draw:rect draw:style-name="gr13" draw:text-style-name="P5" draw:layer="layout" svg:width="5.626cm" svg:height="0.863cm" svg:x="14.049cm" svg:y="8.426cm">
          <text:p text:style-name="P1"><text:span text:style-name="T6">History of order</text:span></text:p>
        </draw:rect>
        <draw:rect draw:style-name="gr9" draw:text-style-name="P3" draw:layer="layout" svg:width="3.801cm" svg:height="0.462cm" svg:x="14.95cm" svg:y="9.47cm">
          <text:p text:style-name="P1"><text:span text:style-name="T1">Interval</text:span></text:p>
        </draw:rect>
        <draw:rect draw:style-name="gr14" draw:text-style-name="P3" draw:layer="layout" svg:width="5.051cm" svg:height="1.916cm" svg:x="14.371cm" svg:y="10.163cm">
          <text:p/>
        </draw:rect>
        <draw:rect draw:style-name="gr15" draw:text-style-name="P6" draw:layer="layout" svg:width="5.051cm" svg:height="0.5cm" svg:x="14.371cm" svg:y="10.161cm">
          <text:p text:style-name="P1"><text:span text:style-name="T7">Order Lis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08-02T08:27:08.39</meta:creation-date>
    <dc:date>2009-08-10T07:34:44.56</dc:date>
    <dc:creator>Vitaliy Geleznyak</dc:creator>
    <meta:editing-duration>PT41H06M24S</meta:editing-duration>
    <meta:editing-cycles>10</meta:editing-cycles>
    <meta:generator>OpenOffice.org/3.1$Win32 OpenOffice.org_project/310m11$Build-9399</meta:gener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